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417" officeooo:paragraph-rsid="001734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Bhong Nilam</text:p>
      <text:p text:style-name="P1">Roll NO: 506</text:p>
      <text:p text:style-name="P1"/>
      <text:p text:style-name="P1">import java.util.Scanner;</text:p>
      <text:p text:style-name="P1"/>
      <text:p text:style-name="P1">public class TokenRing {</text:p>
      <text:p text:style-name="P1"/>
      <text:p text:style-name="P1"><text:s text:c="4"/>static int numberOfProcesses;</text:p>
      <text:p text:style-name="P1"/>
      <text:p text:style-name="P1"><text:s text:c="4"/>public static void main(String[] args) {</text:p>
      <text:p text:style-name="P1"><text:s text:c="8"/>Scanner sc = new Scanner(System.in);</text:p>
      <text:p text:style-name="P1"/>
      <text:p text:style-name="P1"><text:s text:c="8"/>// Input number of processes</text:p>
      <text:p text:style-name="P1"><text:s text:c="8"/>System.out.print("Enter the number of processes in the ring: ");</text:p>
      <text:p text:style-name="P1"><text:s text:c="8"/>numberOfProcesses = sc.nextInt();</text:p>
      <text:p text:style-name="P1"/>
      <text:p text:style-name="P1"><text:s text:c="8"/>// Input initial token holder</text:p>
      <text:p text:style-name="P1"><text:s text:c="8"/>int tokenHolder;</text:p>
      <text:p text:style-name="P1"><text:s text:c="8"/>while (true) {</text:p>
      <text:p text:style-name="P1"><text:s text:c="12"/>System.out.print("Enter the process that initially holds the token (0 to " + (numberOfProcesses - 1) + "): ");</text:p>
      <text:p text:style-name="P1"><text:s text:c="12"/>tokenHolder = sc.nextInt();</text:p>
      <text:p text:style-name="P1"><text:s text:c="12"/>if (tokenHolder &lt; 0 || tokenHolder &gt;= numberOfProcesses) {</text:p>
      <text:p text:style-name="P1"><text:s text:c="16"/>System.out.println("Invalid process number. Please try again.");</text:p>
      <text:p text:style-name="P1"><text:s text:c="12"/>} else {</text:p>
      <text:p text:style-name="P1"><text:s text:c="16"/>break;</text:p>
      <text:p text:style-name="P1"><text:s text:c="12"/>}</text:p>
      <text:p text:style-name="P1"><text:s text:c="8"/>}</text:p>
      <text:p text:style-name="P1"/>
      <text:p text:style-name="P1"><text:s text:c="8"/>System.out.println("\n--- Starting Token Ring Simulation ---");</text:p>
      <text:p text:style-name="P1"><text:s text:c="8"/>int current = (tokenHolder + 1) % numberOfProcesses;</text:p>
      <text:p text:style-name="P1"/>
      <text:p text:style-name="P1"><text:s text:c="8"/>while (true) {</text:p>
      <text:p text:style-name="P1"><text:s text:c="12"/>System.out.print("\nDoes Process " + current + " want to enter the critical section? (yes/no/exit): ");</text:p>
      <text:p text:style-name="P1"><text:s text:c="12"/>String response = sc.next();</text:p>
      <text:p text:style-name="P1"/>
      <text:p text:style-name="P1"><text:s text:c="12"/>if (response.equalsIgnoreCase("exit")) {</text:p>
      <text:p text:style-name="P1"><text:s text:c="16"/>System.out.println("Exiting simulation.");</text:p>
      <text:p text:style-name="P1"><text:s text:c="16"/>break;</text:p>
      <text:p text:style-name="P1"><text:s text:c="12"/>}</text:p>
      <text:p text:style-name="P1"/>
      <text:p text:style-name="P1"><text:s text:c="12"/>if (response.equalsIgnoreCase("yes")) {</text:p>
      <text:p text:style-name="P1"><text:s text:c="16"/>System.out.println("Token passed to Process " + current);</text:p>
      <text:p text:style-name="P1"><text:s text:c="16"/>System.out.println("Process " + current + " is entering critical section...");</text:p>
      <text:p text:style-name="P1"><text:s text:c="16"/>// Simulate critical section (can be replaced with delay or work)</text:p>
      <text:p text:style-name="P1"><text:s text:c="16"/>System.out.println("Process " + current + " has exited critical section.");</text:p>
      <text:p text:style-name="P1"><text:s text:c="16"/>// Token returns to current</text:p>
      <text:p text:style-name="P1"><text:s text:c="12"/>} else {</text:p>
      <text:p text:style-name="P1"><text:s text:c="16"/>System.out.println("Process " + current + " does not want to enter critical section.");</text:p>
      <text:p text:style-name="P1"><text:s text:c="12"/>}</text:p>
      <text:p text:style-name="P1"/>
      <text:p text:style-name="P1"><text:soft-page-break/><text:s text:c="12"/>// Move to next process</text:p>
      <text:p text:style-name="P1"><text:s text:c="12"/>current = (current + 1) % numberOfProcesses;</text:p>
      <text:p text:style-name="P1"><text:s text:c="8"/>}</text:p>
      <text:p text:style-name="P1"/>
      <text:p text:style-name="P1"><text:s text:c="8"/>sc.close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>output:</text:p>
      <text:p text:style-name="P1"/>
      <text:p text:style-name="P1">svpmitpl@svpmitpl-OptiPlex-390:~/Documents/Assi5$ javac TokenRing.java</text:p>
      <text:p text:style-name="P1">svpmitpl@svpmitpl-OptiPlex-390:~/Documents/Assi5$ java TokenRing</text:p>
      <text:p text:style-name="P1">Enter the number of processes in the ring: 5</text:p>
      <text:p text:style-name="P1">Enter the process that initially holds the token (0 to 4): 3</text:p>
      <text:p text:style-name="P1"/>
      <text:p text:style-name="P1">--- Starting Token Ring Simulation ---</text:p>
      <text:p text:style-name="P1"/>
      <text:p text:style-name="P1">Does Process 4 want to enter the critical section? (yes/no/exit): yes</text:p>
      <text:p text:style-name="P1">Token passed to Process 4</text:p>
      <text:p text:style-name="P1">Process 4 is entering critical section...</text:p>
      <text:p text:style-name="P1">Process 4 has exited critical section.</text:p>
      <text:p text:style-name="P1"/>
      <text:p text:style-name="P1">Does Process 0 want to enter the critical section? (yes/no/exit): no</text:p>
      <text:p text:style-name="P1">Process 0 does not want to enter critical section.</text:p>
      <text:p text:style-name="P1"/>
      <text:p text:style-name="P1">Does Process 1 want to enter the critical section? (yes/no/exit): yes</text:p>
      <text:p text:style-name="P1">Token passed to Process 1</text:p>
      <text:p text:style-name="P1">Process 1 is entering critical section...</text:p>
      <text:p text:style-name="P1">Process 1 has exited critical section.</text:p>
      <text:p text:style-name="P1"/>
      <text:p text:style-name="P1">Does Process 2 want to enter the critical section? (yes/no/exit): no</text:p>
      <text:p text:style-name="P1">Process 2 does not want to enter critical section.</text:p>
      <text:p text:style-name="P1"/>
      <text:p text:style-name="P1">Does Process 3 want to enter the critical section? (yes/no/exit): exit</text:p>
      <text:p text:style-name="P1">Exiting simu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4T12:17:53.737682315</meta:creation-date>
    <dc:date>2025-03-24T12:20:49.727029212</dc:date>
    <meta:editing-duration>PT2M57S</meta:editing-duration>
    <meta:editing-cycles>1</meta:editing-cycles>
    <meta:document-statistic meta:table-count="0" meta:image-count="0" meta:object-count="0" meta:page-count="2" meta:paragraph-count="65" meta:word-count="361" meta:character-count="2907" meta:non-whitespace-character-count="2168"/>
    <meta:generator>LibreOffice/6.0.7.3$Linux_X86_64 LibreOffice_project/00m0$Build-3</meta:generator>
  </office:meta>
</office:document-meta>
</file>